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7cm" style:rel-column-width="32760*"/>
    </style:style>
    <style:style style:name="Tableau1.B" style:family="table-column">
      <style:table-column-properties style:column-width="8.001cm" style:rel-column-width="32775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2" fo:font-size="11pt" style:font-size-asian="11pt" style:font-size-complex="11pt"/>
    </style:style>
    <style:style style:name="P2" style:family="paragraph" style:parent-style-name="Header">
      <style:paragraph-properties>
        <style:tab-stops/>
      </style:paragraph-properties>
      <style:text-properties style:font-name="Arial2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2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text-properties style:font-name="Arial2"/>
    </style:style>
    <style:style style:name="P6" style:family="paragraph" style:parent-style-name="Standard">
      <style:paragraph-properties fo:line-height="0.388cm" style:snap-to-layout-grid="false"/>
      <style:text-properties style:font-name="Arial2" fo:font-size="8pt" style:font-size-asian="8pt"/>
    </style:style>
    <style:style style:name="P7" style:family="paragraph" style:parent-style-name="Standard">
      <style:paragraph-properties fo:line-height="0.388cm" style:snap-to-layout-grid="false">
        <style:tab-stops/>
      </style:paragraph-properties>
      <style:text-properties style:font-name="Arial2" fo:font-size="8pt" fo:language="en" fo:country="GB" style:font-size-asian="8pt"/>
    </style:style>
    <style:style style:name="P8" style:family="paragraph" style:parent-style-name="Standard">
      <style:paragraph-properties fo:line-height="0.388cm" style:snap-to-layout-grid="false"/>
      <style:text-properties style:font-name="Arial2"/>
    </style:style>
    <style:style style:name="P9" style:family="paragraph" style:parent-style-name="Standard">
      <style:text-properties style:font-name="Arial2" fo:font-size="11pt" style:font-size-asian="11pt" style:font-size-complex="11pt"/>
    </style:style>
    <style:style style:name="P10" style:family="paragraph" style:parent-style-name="Standard">
      <style:paragraph-properties fo:line-height="0.459cm" style:snap-to-layout-grid="false"/>
      <style:text-properties style:font-name="Arial2" fo:font-size="11pt" style:font-size-asian="11pt" style:font-size-complex="11pt"/>
    </style:style>
    <style:style style:name="P11" style:family="paragraph" style:parent-style-name="Standard">
      <style:paragraph-properties fo:line-height="0.459cm" style:text-autospace="none" style:snap-to-layout-grid="false"/>
      <style:text-properties style:font-name="Arial2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2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2" fo:font-size="11pt" fo:language="zxx" fo:country="none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line-height="0.459cm" style:snap-to-layout-grid="false"/>
      <style:text-properties fo:text-transform="lowercase" style:font-name="Arial2" fo:font-size="11pt" style:font-size-asian="11pt" style:font-size-complex="11pt"/>
    </style:style>
    <style:style style:name="P15" style:family="paragraph" style:parent-style-name="Standard">
      <style:paragraph-properties fo:line-height="0.459cm" style:snap-to-layout-grid="false">
        <style:tab-stops>
          <style:tab-stop style:position="0.183cm"/>
        </style:tab-stops>
      </style:paragraph-properties>
      <style:text-properties fo:text-transform="lowercase" style:font-name="Arial2" fo:font-size="11pt" fo:language="zxx" fo:country="none" style:font-size-asian="11pt" style:font-weight-asian="bold" style:font-size-complex="11pt"/>
    </style:style>
    <style:style style:name="P16" style:family="paragraph" style:parent-style-name="Texte_20_de_20_saisie">
      <style:text-properties style:font-name="Arial2" fo:font-size="11pt" style:font-size-asian="11pt" style:font-size-complex="11pt"/>
    </style:style>
    <style:style style:name="P17" style:family="paragraph" style:parent-style-name="Texte_20_de_20_saisie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18" style:family="paragraph" style:parent-style-name="Texte_20_de_20_saisie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19" style:family="paragraph" style:parent-style-name="Texte_20_de_20_saisie">
      <style:text-properties style:font-name="Arial2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2"/>
    </style:style>
    <style:style style:name="P21" style:family="paragraph" style:parent-style-name="Texte_20_de_20_saisie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P22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2" fo:font-size="8pt" style:font-size-asian="8pt" style:font-size-complex="8pt"/>
    </style:style>
    <style:style style:name="P2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2" fo:font-size="8pt" style:font-size-asian="8pt" style:font-size-complex="8pt"/>
    </style:style>
    <style:style style:name="P24" style:family="paragraph" style:parent-style-name="Standard">
      <style:paragraph-properties fo:line-height="0.388cm" style:snap-to-layout-grid="false"/>
      <style:text-properties style:font-name="Arial2" fo:font-size="8pt" style:font-size-asian="8pt" style:font-size-complex="8pt"/>
    </style:style>
    <style:style style:name="P25" style:family="paragraph" style:parent-style-name="Text_20_body" style:master-page-name="First_20_Page">
      <style:paragraph-properties style:page-number="auto"/>
      <style:text-properties fo:color="#cccccc" style:font-name="Arial2" fo:font-size="11pt" fo:font-weight="bold" style:font-size-asian="11pt" style:font-weight-asian="bold" style:font-size-complex="11pt" style:font-weight-complex="bold"/>
    </style:style>
    <style:style style:name="P26" style:family="paragraph" style:parent-style-name="Texte_20_de_20_saisie" style:list-style-name="L1">
      <style:paragraph-properties fo:text-align="justify" style:justify-single-word="false"/>
      <style:text-properties style:font-name="Arial2" fo:font-size="11pt" style:font-size-asian="11pt" style:font-size-complex="11pt"/>
    </style:style>
    <style:style style:name="P27" style:family="paragraph" style:parent-style-name="Texte_20_de_20_saisie" style:list-style-name="L1">
      <style:paragraph-properties fo:margin-left="0cm" fo:margin-right="0cm" fo:text-align="justify" style:justify-single-word="false" fo:text-indent="0cm" style:auto-text-indent="false"/>
      <style:text-properties style:font-name="Arial2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color="#000000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style:font-weight-asian="bold"/>
    </style:style>
    <style:style style:name="T6" style:family="text">
      <style:text-properties style:use-window-font-color="true"/>
    </style:style>
    <style:style style:name="T7" style:family="text">
      <style:text-properties style:font-name="Arial2" fo:font-size="11pt" style:font-size-asian="11pt" style:font-size-complex="11pt"/>
    </style:style>
    <style:style style:name="T8" style:family="text">
      <style:text-properties style:font-name="Arial2" fo:font-size="8pt" style:font-size-asian="8pt" style:font-size-complex="8pt"/>
    </style:style>
    <style:style style:name="T9" style:family="text">
      <style:text-properties style:font-name="Arial1"/>
    </style:style>
    <style:style style:name="T10" style:family="text">
      <style:text-properties fo:text-transform="capitalize" fo:language="zxx" fo:country="none" style:font-weight-asian="bold"/>
    </style:style>
    <style:style style:name="T11" style:family="text">
      <style:text-properties fo:text-transform="capitalize" style:use-window-font-color="true" fo:font-weight="normal" style:font-weight-asian="normal" style:font-weight-complex="normal"/>
    </style:style>
    <style:style style:name="T12" style:family="text">
      <style:text-properties fo:text-transform="capitalize" fo:font-weight="normal" style:font-weight-asian="normal" style:font-weight-complex="normal"/>
    </style:style>
    <style:style style:name="T13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14" style:family="text">
      <style:text-properties fo:text-transform="uppercase" fo:language="zxx" fo:country="none" style:font-name-asian="Times New Roman" style:font-name-complex="Arial2"/>
    </style:style>
    <style:style style:name="T15" style:family="text">
      <style:text-properties fo:text-transform="lowercase" fo:language="zxx" fo:country="none" style:font-name-asian="Times New Roman" style:font-name-complex="Arial2"/>
    </style:style>
    <style:style style:name="T16" style:family="text">
      <style:text-properties style:language-asian="zxx" style:country-asian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mtforfait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</text:user-field-decls>
      <text:section text:style-name="Sect1" text:name="recoursfavorable">
        <text:p text:style-name="P25"/>
        <text:p text:style-name="P22"/>
        <text:p text:style-name="P23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20"/>
            </table:table-cell>
            <table:table-cell table:style-name="Tableau1.A1" table:number-rows-spanned="6" office:value-type="string">
              <text:p text:style-name="P13"><text:user-field-get text:name="tiersprestataireapre_nomtiers"/></text:p>
              <text:p text:style-name="P14"><text:span text:style-name="T5"><text:user-field-get text:name="tiersprestataireapre_numvoie"/></text:span><text:span text:style-name="T5"> </text:span><text:span text:style-name="T5"><text:user-field-get text:name="tiersprestataireapre_typevoie"/></text:span><text:span text:style-name="T5"> </text:span><text:span text:style-name="T10"><text:user-field-get text:name="tiersprestataireapre_nomvoie"/></text:span></text:p>
              <text:p text:style-name="P15"><text:hidden-paragraph text:condition="ooow:tiersprestataireapre_compladr==&quot;&quot;" text:is-hidden="true"/><text:user-field-get text:name="tiersprestataireapre_compladr"/></text:p>
              <text:p text:style-name="P11"><text:span text:style-name="T15"><text:user-field-get text:name="tiersprestataireapre_codepos"/></text:span><text:span text:style-name="T15"> <text:s/></text:span><text:span text:style-name="T14"><text:user-field-get text:name="tiersprestataireapre_ville"/></text:span></text:p>
            </table:table-cell>
          </table:table-row>
          <table:table-row>
            <table:table-cell table:style-name="Tableau1.A1" office:value-type="string">
              <text:p text:style-name="P24"><text:span text:style-name="T4">Réf. :</text:span> DPAS/SIS/BIP</text:p>
              <text:p text:style-name="P24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8"><text:span text:style-name="T1">Affaire suivie par : </text:span><text:span text:style-name="T13"><text:user-field-get text:name="dataperssuivi_prenomsuivi"/></text:span><text:span text:style-name="T13"> </text:span><text:span text:style-name="T13"><text:user-field-get text:name="dataperssuivi_nomsuivi"/></text:span><text:span text:style-name="T13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6"><text:text-input text:description="">Tél. : </text:text-input> <text:user-field-get text:name="dataperssuivi_numtelsuivi"/></text:p>
            </table:table-cell>
            <table:covered-table-cell/>
          </table:table-row>
          <table:table-row>
            <table:table-cell table:style-name="Tableau1.A1" office:value-type="string">
              <text:p text:style-name="P6"/>
            </table:table-cell>
            <table:covered-table-cell/>
          </table:table-row>
          <table:table-row>
            <table:table-cell table:style-name="Tableau1.A1" office:value-type="string">
              <text:p text:style-name="P3"/>
              <text:p text:style-name="P7"/>
              <text:p text:style-name="P3"/>
            </table:table-cell>
            <table:covered-table-cell/>
          </table:table-row>
          <table:table-row>
            <table:table-cell table:style-name="Tableau1.A1" office:value-type="string">
              <text:p text:style-name="P10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5"/>
        <text:p text:style-name="P9"/>
        <text:p text:style-name="P12">Madame, Monsieur,</text:p>
        <text:p text:style-name="P9"/>
        <text:p text:style-name="P16">Dans le cadre de l'Aide Personnalisée de Retour à l'Emploi (APRE) qui peut être versée aux bénéficiaire du RSA, une aide a été accordée à <text:span text:style-name="T11"><text:user-field-get text:name="personne_qual"/></text:span><text:span text:style-name="T11"> <text:s/></text:span><text:span text:style-name="T11"><text:user-field-get text:name="personne_prenom"/></text:span><text:span text:style-name="T11"> </text:span><text:span text:style-name="T12"><text:user-field-get text:name="personne_nom"/></text:span><text:span text:style-name="T12"> </text:span>d'un montant de <text:user-field-get text:name="aprecomiteapre_montantattribue"/>€ pour financer une action <text:span text:style-name="T9">"</text:span><text:user-field-get text:name="apre_natureaide"/><text:span text:style-name="T9">".</text:span></text:p>
        <text:p text:style-name="P16"/>
        <text:p text:style-name="P16">Le paiement sera effectué sur le compte bancaire de votre organisme dans les conditions suivantes:</text:p>
        <text:p text:style-name="P16"/>
        <text:list xml:id="list34616139" text:style-name="L1">
          <text:list-item>
            <text:p text:style-name="P26">Formation d'une durée inférieure à 2 mois :</text:p>
            <text:p text:style-name="P26">- Paiement à la fin de l'action sur présentation de la facture, du RIB de votre organisme accompagnés de l'attestation d'entrée en formation.</text:p>
            <text:p text:style-name="P26"/>
          </text:list-item>
          <text:list-item>
            <text:p text:style-name="P26">Formation d'une durée égale ou supérieure à 2 mois:</text:p>
            <text:list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7"><text:tab/>- 60% du montant de la formation sur présentation de la facture, du RIB de votre <text:tab/>organisme accompagnés de l'attestation d'entrée en formation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1"/>
        <text:list xml:id="list34615151" text:continue-numbering="true" text:style-name="L1">
          <text:list-header>
            <text:p text:style-name="P26">- 40% du montant de la formation (solde) sur présentation de la facture <text:s text:c="2"/>accompagnée de l'attestation de présence en formation et du bilan de fin d'action. Ce dernier précisera les résultats obtenus à l'issue de celle-ci (diplôme, certification...).</text:p>
          </text:list-header>
        </text:list>
        <text:p text:style-name="P17"/>
        <text:p text:style-name="P18"><text:span text:style-name="T7">Je vous prie d'agréer, </text:span><text:span text:style-name="T6">Madame, Monsieur,</text:span><text:span text:style-name="T2"> l'expression</text:span><text:span text:style-name="T7"> de mes salutations distinguées.</text:span></text:p>
        <text:p text:style-name="P16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2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2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6:43:02</meta:creation-date>
    <dc:date>2012-04-26T14:48:54.93</dc:date>
    <meta:editing-duration>PT01H26M05S</meta:editing-duration>
    <meta:editing-cycles>51</meta:editing-cycles>
    <meta:generator>OpenOffice.org/3.2$Win32 OpenOffice.org_project/320m12$Build-9483</meta:generator>
    <dc:creator>Julien Mille</dc:creator>
    <meta:printed-by>Julien Mille</meta:printed-by>
    <meta:print-date>2011-08-12T14:01:44.63</meta:print-date>
    <meta:document-statistic meta:table-count="1" meta:image-count="0" meta:object-count="0" meta:page-count="1" meta:paragraph-count="17" meta:word-count="182" meta:character-count="1121"/>
  </office:meta>
</office:document-meta>
</file>